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 style:rel-width="100%"/>
    </style:style>
    <style:style style:name="Table3.A" style:family="table-column">
      <style:table-column-properties style:rel-column-width="32767*"/>
    </style:style>
    <style:style style:name="Table3.B" style:family="table-column">
      <style:table-column-properties style:rel-column-width="32767*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 style:rel-width="100%"/>
    </style:style>
    <style:style style:name="Table5.A" style:family="table-column">
      <style:table-column-properties style:rel-column-width="32767*"/>
    </style:style>
    <style:style style:name="Table5.B" style:family="table-column">
      <style:table-column-properties style:rel-column-width="32767*"/>
    </style:style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7, 2023 (03:24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3-01-17T20:24:27Z</meta:creation-date>
    <dc:date>2023-01-17T20:24:27Z</dc:date>
    <meta:user-defined meta:name="date" meta:value-type="string">January  17, 2023 (03:24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